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0cece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number-columns-repeated="2" table:default-cell-style-name="ce3"/>
        <table:table-column table:style-name="co2" table:default-cell-style-name="ce1"/>
        <table:table-column table:style-name="co2" table:number-columns-repeated="7" table:default-cell-style-name="ce3"/>
        <table:table-row table:style-name="ro1">
          <table:table-cell office:value-type="string" calcext:value-type="string">
            <text:p>Температура, $C^\circ$</text:p>
          </table:table-cell>
          <table:table-cell office:value-type="string" calcext:value-type="string">
            <text:p>Стекло, мм</text:p>
          </table:table-cell>
          <table:table-cell office:value-type="string" calcext:value-type="string">
            <text:p>Время, с</text:p>
          </table:table-cell>
          <table:table-cell office:value-type="string" calcext:value-type="string">
            <text:p>Сталь, мм</text:p>
          </table:table-cell>
          <table:table-cell office:value-type="string" calcext:value-type="string">
            <text:p>Время, с</text:p>
          </table:table-cell>
          <table:table-cell/>
          <table:table-cell office:value-type="string" calcext:value-type="string">
            <text:p>Длина пути</text:p>
          </table:table-cell>
          <table:table-cell/>
          <table:table-cell table:style-name="ce1" office:value-type="string" calcext:value-type="string">
            <text:p>Радиус</text:p>
          </table:table-cell>
          <table:table-cell table:style-name="ce1" office:value-type="string" calcext:value-type="string">
            <text:p>Скорость</text:p>
          </table:table-cell>
          <table:table-cell office:value-type="string" calcext:value-type="string">
            <text:p>Плотность</text:p>
          </table:table-cell>
          <table:table-cell table:style-name="ce1" office:value-type="string" calcext:value-type="string">
            <text:p>Сталь</text:p>
          </table:table-cell>
          <table:table-cell table:style-name="ce1" office:value-type="string" calcext:value-type="string">
            <text:p>вязкость</text:p>
          </table:table-cell>
          <table:table-cell table:number-columns-repeated="5"/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2" calcext:value-type="float">
            <text:p>2</text:p>
          </table:table-cell>
          <table:table-cell office:value-type="float" office:value="46.62" calcext:value-type="float">
            <text:p>46,62</text:p>
          </table:table-cell>
          <table:table-cell office:value-type="float" office:value="0.8" calcext:value-type="float">
            <text:p>0,8</text:p>
          </table:table-cell>
          <table:table-cell office:value-type="float" office:value="58.56" calcext:value-type="float">
            <text:p>58,56</text:p>
          </table:table-cell>
          <table:table-cell/>
          <table:table-cell office:value-type="float" office:value="20.2" calcext:value-type="float">
            <text:p>20,2</text:p>
          </table:table-cell>
          <table:table-cell office:value-type="string" calcext:value-type="string">
            <text:p>см</text:p>
          </table:table-cell>
          <table:table-cell table:style-name="ce1" table:formula="of:=[.D2]*10^-3/2" office:value-type="float" office:value="0.0004" calcext:value-type="float">
            <text:p>0,0004</text:p>
          </table:table-cell>
          <table:table-cell table:style-name="ce1" table:formula="of:=[.G$2] * 10^-2 / [.E2]" office:value-type="float" office:value="0.00344945355191257" calcext:value-type="float">
            <text:p>0,00344945355191257</text:p>
          </table:table-cell>
          <table:table-cell office:value-type="float" office:value="1233" calcext:value-type="float">
            <text:p>1233</text:p>
          </table:table-cell>
          <table:table-cell table:style-name="ce1" office:value-type="float" office:value="780" calcext:value-type="float">
            <text:p>780</text:p>
          </table:table-cell>
          <table:table-cell table:style-name="ce1" table:formula="of:=2/9 * ([.K2]-[.L$2])/[.J2] * 9.8 * [.I2]^2" office:value-type="float" office:value="0.0457595184158416" calcext:value-type="float">
            <text:p>0,0457595184158416</text:p>
          </table:table-cell>
          <table:table-cell/>
          <table:table-cell office:value-type="float" office:value="0.00335120643431635" calcext:value-type="float">
            <text:p>0,00335120643431635</text:p>
          </table:table-cell>
          <table:table-cell table:formula="of:=LOG([.O8]/1.48;2.71)" office:value-type="float" office:value="-1.10047928559892" calcext:value-type="float">
            <text:p>-1,10047928559892</text:p>
          </table:table-cell>
          <table:table-cell office:value-type="float" office:value="0.00335120643431635" calcext:value-type="float">
            <text:p>0,00335120643431635</text:p>
          </table:table-cell>
          <table:table-cell table:formula="of:=LOG([.P8]/1.48;2.71)" office:value-type="float" office:value="-3.48703776925207" calcext:value-type="float">
            <text:p>-3,48703776925207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2" calcext:value-type="float">
            <text:p>2</text:p>
          </table:table-cell>
          <table:table-cell office:value-type="float" office:value="47.78" calcext:value-type="float">
            <text:p>47,78</text:p>
          </table:table-cell>
          <table:table-cell office:value-type="float" office:value="0.6" calcext:value-type="float">
            <text:p>0,6</text:p>
          </table:table-cell>
          <table:table-cell office:value-type="float" office:value="100.2" calcext:value-type="float">
            <text:p>100,2</text:p>
          </table:table-cell>
          <table:table-cell table:number-columns-repeated="3"/>
          <table:table-cell table:style-name="ce1" table:formula="of:=[.D3]*10^-3/2" office:value-type="float" office:value="0.0003" calcext:value-type="float">
            <text:p>0,0003</text:p>
          </table:table-cell>
          <table:table-cell table:style-name="ce1" table:formula="of:=[.G$2] * 10^-2 / [.E3]" office:value-type="float" office:value="0.00201596806387225" calcext:value-type="float">
            <text:p>0,00201596806387225</text:p>
          </table:table-cell>
          <table:table-cell office:value-type="float" office:value="1233" calcext:value-type="float">
            <text:p>1233</text:p>
          </table:table-cell>
          <table:table-cell table:style-name="ce1"/>
          <table:table-cell table:style-name="ce1" table:formula="of:=2/9 * ([.K3]-[.L$2])/[.J3] * 9.8 * [.I3]^2" office:value-type="float" office:value="0.0440423643564357" calcext:value-type="float">
            <text:p>0,0440423643564357</text:p>
          </table:table-cell>
          <table:table-cell/>
          <table:table-cell office:value-type="float" office:value="0.00323624595469256" calcext:value-type="float">
            <text:p>0,00323624595469256</text:p>
          </table:table-cell>
          <table:table-cell table:formula="of:=LOG([.O9]/1.48;2.71)" office:value-type="float" office:value="-1.58178116710022" calcext:value-type="float">
            <text:p>-1,58178116710022</text:p>
          </table:table-cell>
          <table:table-cell office:value-type="float" office:value="0.00323624595469256" calcext:value-type="float">
            <text:p>0,00323624595469256</text:p>
          </table:table-cell>
          <table:table-cell table:formula="of:=LOG([.P9]/1.48;2.71)" office:value-type="float" office:value="-4.00490138175229" calcext:value-type="float">
            <text:p>-4,004901381752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85" calcext:value-type="float">
            <text:p>0,85</text:p>
          </table:table-cell>
          <table:table-cell office:value-type="float" office:value="31.3" calcext:value-type="float">
            <text:p>31,3</text:p>
          </table:table-cell>
          <table:table-cell table:number-columns-repeated="3"/>
          <table:table-cell table:style-name="ce1" table:formula="of:=[.D4]*10^-3/2" office:value-type="float" office:value="0.000425" calcext:value-type="float">
            <text:p>0,000425</text:p>
          </table:table-cell>
          <table:table-cell table:style-name="ce1" table:formula="of:=[.G$2] * 10^-2 / [.E4]" office:value-type="float" office:value="0.00645367412140575" calcext:value-type="float">
            <text:p>0,00645367412140575</text:p>
          </table:table-cell>
          <table:table-cell office:value-type="float" office:value="1228" calcext:value-type="float">
            <text:p>1228</text:p>
          </table:table-cell>
          <table:table-cell table:style-name="ce1"/>
          <table:table-cell table:style-name="ce1" table:formula="of:=2/9 * ([.K4]-[.L$2])/[.J4] * 9.8 * [.I4]^2" office:value-type="float" office:value="0.0273062715071507" calcext:value-type="float">
            <text:p>0,0273062715071507</text:p>
          </table:table-cell>
          <table:table-cell/>
          <table:table-cell office:value-type="float" office:value="0.00319488817891374" calcext:value-type="float">
            <text:p>0,00319488817891374</text:p>
          </table:table-cell>
          <table:table-cell table:formula="of:=LOG([.O10]/1.48;2.71)" office:value-type="float" office:value="-1.79990871144248" calcext:value-type="float">
            <text:p>-1,79990871144248</text:p>
          </table:table-cell>
          <table:table-cell office:value-type="float" office:value="0.00319488817891374" calcext:value-type="float">
            <text:p>0,00319488817891374</text:p>
          </table:table-cell>
          <table:table-cell table:formula="of:=LOG([.P10]/1.48;2.71)" office:value-type="float" office:value="-4.08081202508034" calcext:value-type="float">
            <text:p>-4,080812025080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,5</text:p>
          </table:table-cell>
          <table:table-cell office:value-type="float" office:value="52.5" calcext:value-type="float">
            <text:p>52,5</text:p>
          </table:table-cell>
          <table:table-cell table:number-columns-repeated="3"/>
          <table:table-cell table:style-name="ce1" table:formula="of:=[.D5]*10^-3/2" office:value-type="float" office:value="0.00025" calcext:value-type="float">
            <text:p>0,00025</text:p>
          </table:table-cell>
          <table:table-cell table:style-name="ce1" table:formula="of:=[.G$2] * 10^-2 / [.E5]" office:value-type="float" office:value="0.00384761904761905" calcext:value-type="float">
            <text:p>0,00384761904761905</text:p>
          </table:table-cell>
          <table:table-cell office:value-type="float" office:value="1228" calcext:value-type="float">
            <text:p>1228</text:p>
          </table:table-cell>
          <table:table-cell table:style-name="ce1"/>
          <table:table-cell table:style-name="ce1" table:formula="of:=2/9 * ([.K5]-[.L$2])/[.J5] * 9.8 * [.I5]^2" office:value-type="float" office:value="0.0158481848184819" calcext:value-type="float">
            <text:p>0,0158481848184819</text:p>
          </table:table-cell>
          <table:table-cell/>
          <table:table-cell office:value-type="float" office:value="0.00311526479750779" calcext:value-type="float">
            <text:p>0,00311526479750779</text:p>
          </table:table-cell>
          <table:table-cell table:formula="of:=LOG([.O11]/1.48;2.71)" office:value-type="float" office:value="-2.28913276634285" calcext:value-type="float">
            <text:p>-2,28913276634285</text:p>
          </table:table-cell>
          <table:table-cell office:value-type="float" office:value="0.00311526479750779" calcext:value-type="float">
            <text:p>0,00311526479750779</text:p>
          </table:table-cell>
          <table:table-cell table:formula="of:=LOG([.P11]/1.48;2.71)" office:value-type="float" office:value="-4.64864259502546" calcext:value-type="float">
            <text:p>-4,648642595025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3.38" calcext:value-type="float">
            <text:p>23,38</text:p>
          </table:table-cell>
          <table:table-cell office:value-type="float" office:value="0.9" calcext:value-type="float">
            <text:p>0,9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style-name="ce1" table:formula="of:=[.D6]*10^-3/2" office:value-type="float" office:value="0.00045" calcext:value-type="float">
            <text:p>0,00045</text:p>
          </table:table-cell>
          <table:table-cell table:style-name="ce1" table:formula="of:=[.G$2] * 10^-2 / [.E6]" office:value-type="float" office:value="0.00776923076923077" calcext:value-type="float">
            <text:p>0,00776923076923077</text:p>
          </table:table-cell>
          <table:table-cell office:value-type="float" office:value="1226" calcext:value-type="float">
            <text:p>1226</text:p>
          </table:table-cell>
          <table:table-cell table:style-name="ce1"/>
          <table:table-cell table:style-name="ce1" table:formula="of:=2/9 * ([.K6]-[.L$2])/[.J6] * 9.8 * [.I6]^2" office:value-type="float" office:value="0.0253160198019802" calcext:value-type="float">
            <text:p>0,0253160198019802</text:p>
          </table:table-cell>
          <table:table-cell/>
          <table:table-cell office:value-type="float" office:value="0.0030441400304414" calcext:value-type="float">
            <text:p>0,0030441400304414</text:p>
          </table:table-cell>
          <table:table-cell table:formula="of:=LOG([.O12]/1.48;2.71)" office:value-type="float" office:value="-2.78621403857935" calcext:value-type="float">
            <text:p>-2,78621403857935</text:p>
          </table:table-cell>
          <table:table-cell office:value-type="float" office:value="0.0030441400304414" calcext:value-type="float">
            <text:p>0,0030441400304414</text:p>
          </table:table-cell>
          <table:table-cell table:formula="of:=LOG([.P12]/1.48;2.71)" office:value-type="float" office:value="-5.28567864920372" calcext:value-type="float">
            <text:p>-5,285678649203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2.21" calcext:value-type="float">
            <text:p>22,21</text:p>
          </table:table-cell>
          <table:table-cell office:value-type="float" office:value="0.7" calcext:value-type="float">
            <text:p>0,7</text:p>
          </table:table-cell>
          <table:table-cell office:value-type="float" office:value="33.8" calcext:value-type="float">
            <text:p>33,8</text:p>
          </table:table-cell>
          <table:table-cell table:number-columns-repeated="3"/>
          <table:table-cell table:style-name="ce1" table:formula="of:=[.D7]*10^-3/2" office:value-type="float" office:value="0.00035" calcext:value-type="float">
            <text:p>0,00035</text:p>
          </table:table-cell>
          <table:table-cell table:style-name="ce1" table:formula="of:=[.G$2] * 10^-2 / [.E7]" office:value-type="float" office:value="0.00597633136094675" calcext:value-type="float">
            <text:p>0,00597633136094675</text:p>
          </table:table-cell>
          <table:table-cell office:value-type="float" office:value="1226" calcext:value-type="float">
            <text:p>1226</text:p>
          </table:table-cell>
          <table:table-cell table:style-name="ce1"/>
          <table:table-cell table:style-name="ce1" table:formula="of:=2/9 * ([.K7]-[.L$2])/[.J7] * 9.8 * [.I7]^2" office:value-type="float" office:value="0.0199090180418042" calcext:value-type="float">
            <text:p>0,019909018041804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.4" calcext:value-type="float">
            <text:p>14,4</text:p>
          </table:table-cell>
          <table:table-cell office:value-type="float" office:value="0.75" calcext:value-type="float">
            <text:p>0,75</text:p>
          </table:table-cell>
          <table:table-cell office:value-type="float" office:value="21.4" calcext:value-type="float">
            <text:p>21,4</text:p>
          </table:table-cell>
          <table:table-cell table:number-columns-repeated="3"/>
          <table:table-cell table:style-name="ce1" table:formula="of:=[.D8]*10^-3/2" office:value-type="float" office:value="0.000375" calcext:value-type="float">
            <text:p>0,000375</text:p>
          </table:table-cell>
          <table:table-cell table:style-name="ce1" table:formula="of:=[.G$2] * 10^-2 / [.E8]" office:value-type="float" office:value="0.0094392523364486" calcext:value-type="float">
            <text:p>0,0094392523364486</text:p>
          </table:table-cell>
          <table:table-cell office:value-type="float" office:value="1223" calcext:value-type="float">
            <text:p>1223</text:p>
          </table:table-cell>
          <table:table-cell table:style-name="ce1"/>
          <table:table-cell table:style-name="ce1" table:formula="of:=2/9 * ([.K8]-[.L$2])/[.J8] * 9.8 * [.I8]^2" office:value-type="float" office:value="0.014372827970297" calcext:value-type="float">
            <text:p>0,014372827970297</text:p>
          </table:table-cell>
          <table:table-cell/>
          <table:table-cell office:value-type="float" office:value="0.494069425742574" calcext:value-type="float">
            <text:p>0,494069425742574</text:p>
          </table:table-cell>
          <table:table-cell table:style-name="ce1" office:value-type="float" office:value="0.0457595184158416" calcext:value-type="float">
            <text:p>0,045759518415841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,5</text:p>
          </table:table-cell>
          <table:table-cell office:value-type="float" office:value="0.65" calcext:value-type="float">
            <text:p>0,65</text:p>
          </table:table-cell>
          <table:table-cell office:value-type="float" office:value="23.6" calcext:value-type="float">
            <text:p>23,6</text:p>
          </table:table-cell>
          <table:table-cell table:number-columns-repeated="3"/>
          <table:table-cell table:style-name="ce1" table:formula="of:=[.D9]*10^-3/2" office:value-type="float" office:value="0.000325" calcext:value-type="float">
            <text:p>0,000325</text:p>
          </table:table-cell>
          <table:table-cell table:style-name="ce1" table:formula="of:=[.G$2] * 10^-2 / [.E9]" office:value-type="float" office:value="0.0085593220338983" calcext:value-type="float">
            <text:p>0,0085593220338983</text:p>
          </table:table-cell>
          <table:table-cell office:value-type="float" office:value="1223" calcext:value-type="float">
            <text:p>1223</text:p>
          </table:table-cell>
          <table:table-cell table:style-name="ce1"/>
          <table:table-cell table:style-name="ce1" table:formula="of:=2/9 * ([.K9]-[.L$2])/[.J9] * 9.8 * [.I9]^2" office:value-type="float" office:value="0.0119054178767877" calcext:value-type="float">
            <text:p>0,0119054178767877</text:p>
          </table:table-cell>
          <table:table-cell/>
          <table:table-cell office:value-type="float" office:value="0.305772937293729" calcext:value-type="float">
            <text:p>0,305772937293729</text:p>
          </table:table-cell>
          <table:table-cell table:style-name="ce1" office:value-type="float" office:value="0.0273062715071507" calcext:value-type="float">
            <text:p>0,0273062715071507</text:p>
          </table:table-cell>
          <table:table-cell table:number-columns-repeated="2"/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,8</text:p>
          </table:table-cell>
          <table:table-cell office:value-type="float" office:value="0.65" calcext:value-type="float">
            <text:p>0,65</text:p>
          </table:table-cell>
          <table:table-cell office:value-type="float" office:value="15.2" calcext:value-type="float">
            <text:p>15,2</text:p>
          </table:table-cell>
          <table:table-cell table:number-columns-repeated="3"/>
          <table:table-cell table:style-name="ce1" table:formula="of:=[.D10]*10^-3/2" office:value-type="float" office:value="0.000325" calcext:value-type="float">
            <text:p>0,000325</text:p>
          </table:table-cell>
          <table:table-cell table:style-name="ce1" table:formula="of:=[.G$2] * 10^-2 / [.E10]" office:value-type="float" office:value="0.0132894736842105" calcext:value-type="float">
            <text:p>0,0132894736842105</text:p>
          </table:table-cell>
          <table:table-cell office:value-type="float" office:value="1220" calcext:value-type="float">
            <text:p>1220</text:p>
          </table:table-cell>
          <table:table-cell table:style-name="ce1"/>
          <table:table-cell table:style-name="ce1" table:formula="of:=2/9 * ([.K10]-[.L$2])/[.J10] * 9.8 * [.I10]^2" office:value-type="float" office:value="0.00761596919691969" calcext:value-type="float">
            <text:p>0,00761596919691969</text:p>
          </table:table-cell>
          <table:table-cell/>
          <table:table-cell office:value-type="float" office:value="0.246012127612761" calcext:value-type="float">
            <text:p>0,246012127612761</text:p>
          </table:table-cell>
          <table:table-cell table:style-name="ce1" office:value-type="float" office:value="0.0253160198019802" calcext:value-type="float">
            <text:p>0,0253160198019802</text:p>
          </table:table-cell>
          <table:table-cell table:number-columns-repeated="2"/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2" calcext:value-type="float">
            <text:p>2</text:p>
          </table:table-cell>
          <table:table-cell office:value-type="float" office:value="8.6" calcext:value-type="float">
            <text:p>8,6</text:p>
          </table:table-cell>
          <table:table-cell office:value-type="float" office:value="0.65" calcext:value-type="float">
            <text:p>0,65</text:p>
          </table:table-cell>
          <table:table-cell office:value-type="float" office:value="14.9" calcext:value-type="float">
            <text:p>14,9</text:p>
          </table:table-cell>
          <table:table-cell table:number-columns-repeated="3"/>
          <table:table-cell table:style-name="ce1" table:formula="of:=[.D11]*10^-3/2" office:value-type="float" office:value="0.000325" calcext:value-type="float">
            <text:p>0,000325</text:p>
          </table:table-cell>
          <table:table-cell table:style-name="ce1" table:formula="of:=[.G$2] * 10^-2 / [.E11]" office:value-type="float" office:value="0.0135570469798658" calcext:value-type="float">
            <text:p>0,0135570469798658</text:p>
          </table:table-cell>
          <table:table-cell office:value-type="float" office:value="1220" calcext:value-type="float">
            <text:p>1220</text:p>
          </table:table-cell>
          <table:table-cell table:style-name="ce1"/>
          <table:table-cell table:style-name="ce1" table:formula="of:=2/9 * ([.K11]-[.L$2])/[.J11] * 9.8 * [.I11]^2" office:value-type="float" office:value="0.00746565401540154" calcext:value-type="float">
            <text:p>0,00746565401540154</text:p>
          </table:table-cell>
          <table:table-cell/>
          <table:table-cell office:value-type="float" office:value="0.151055841584158" calcext:value-type="float">
            <text:p>0,151055841584158</text:p>
          </table:table-cell>
          <table:table-cell table:style-name="ce1" office:value-type="float" office:value="0.014372827970297" calcext:value-type="float">
            <text:p>0,01437282797029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" office:value-type="string" calcext:value-type="string" table:number-columns-spanned="5" table:number-rows-spanned="1">
            <text:p>стекло</text:p>
          </table:table-cell>
          <table:covered-table-cell/>
          <table:covered-table-cell table:style-name="ce3"/>
          <table:covered-table-cell table:number-columns-repeated="2"/>
          <table:table-cell/>
          <table:table-cell office:value-type="float" office:value="0.0920272827282728" calcext:value-type="float">
            <text:p>0,0920272827282728</text:p>
          </table:table-cell>
          <table:table-cell table:style-name="ce1" office:value-type="float" office:value="0.00761596919691969" calcext:value-type="float">
            <text:p>0,0076159691969196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Радуис</text:p>
          </table:table-cell>
          <table:table-cell office:value-type="string" calcext:value-type="string">
            <text:p>Скорость</text:p>
          </table:table-cell>
          <table:table-cell office:value-type="string" calcext:value-type="string">
            <text:p>Плотность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Вязкость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B2]*10^-3/2" office:value-type="float" office:value="0.001" calcext:value-type="float">
            <text:p>0,001</text:p>
          </table:table-cell>
          <table:table-cell table:formula="of:=[.G$2]*10^-2/[.C2]" office:value-type="float" office:value="0.00433290433290433" calcext:value-type="float">
            <text:p>0,00433290433290433</text:p>
          </table:table-cell>
          <table:table-cell office:value-type="float" office:value="1233" calcext:value-type="float">
            <text:p>1233</text:p>
          </table:table-cell>
          <table:table-cell office:value-type="float" office:value="250" calcext:value-type="float">
            <text:p>250</text:p>
          </table:table-cell>
          <table:table-cell table:formula="of:=2/9 * ([.K2]-[.L$14])/[.J14] * 9.8 * [.I14]^2" office:value-type="float" office:value="0.494069425742574" calcext:value-type="float">
            <text:p>0,494069425742574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B3]*10^-3/2" office:value-type="float" office:value="0.001" calcext:value-type="float">
            <text:p>0,001</text:p>
          </table:table-cell>
          <table:table-cell table:formula="of:=[.G$2]*10^-2/[.C3]" office:value-type="float" office:value="0.004227710339054" calcext:value-type="float">
            <text:p>0,004227710339054</text:p>
          </table:table-cell>
          <table:table-cell office:value-type="float" office:value="1233" calcext:value-type="float">
            <text:p>1233</text:p>
          </table:table-cell>
          <table:table-cell/>
          <table:table-cell table:formula="of:=2/9 * ([.K3]-[.L$14])/[.J15] * 9.8 * [.I15]^2" office:value-type="float" office:value="0.506362873487349" calcext:value-type="float">
            <text:p>0,506362873487349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B4]*10^-3/2" office:value-type="float" office:value="0.001" calcext:value-type="float">
            <text:p>0,001</text:p>
          </table:table-cell>
          <table:table-cell table:formula="of:=[.G$2]*10^-2/[.C4]" office:value-type="float" office:value="0.00696551724137931" calcext:value-type="float">
            <text:p>0,00696551724137931</text:p>
          </table:table-cell>
          <table:table-cell office:value-type="float" office:value="1228" calcext:value-type="float">
            <text:p>1228</text:p>
          </table:table-cell>
          <table:table-cell/>
          <table:table-cell table:formula="of:=2/9 * ([.K4]-[.L$14])/[.J16] * 9.8 * [.I16]^2" office:value-type="float" office:value="0.305772937293729" calcext:value-type="float">
            <text:p>0,305772937293729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B5]*10^-3/2" office:value-type="float" office:value="0.001" calcext:value-type="float">
            <text:p>0,001</text:p>
          </table:table-cell>
          <table:table-cell table:formula="of:=[.G$2]*10^-2/[.C5]" office:value-type="float" office:value="0.00651612903225806" calcext:value-type="float">
            <text:p>0,00651612903225806</text:p>
          </table:table-cell>
          <table:table-cell office:value-type="float" office:value="1228" calcext:value-type="float">
            <text:p>1228</text:p>
          </table:table-cell>
          <table:table-cell/>
          <table:table-cell table:formula="of:=2/9 * ([.K5]-[.L$14])/[.J17] * 9.8 * [.I17]^2" office:value-type="float" office:value="0.326860726072607" calcext:value-type="float">
            <text:p>0,326860726072607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B6]*10^-3/2" office:value-type="float" office:value="0.001" calcext:value-type="float">
            <text:p>0,001</text:p>
          </table:table-cell>
          <table:table-cell table:formula="of:=[.G$2]*10^-2/[.C6]" office:value-type="float" office:value="0.00863986313088109" calcext:value-type="float">
            <text:p>0,00863986313088109</text:p>
          </table:table-cell>
          <table:table-cell office:value-type="float" office:value="1226" calcext:value-type="float">
            <text:p>1226</text:p>
          </table:table-cell>
          <table:table-cell/>
          <table:table-cell table:formula="of:=2/9 * ([.K6]-[.L$14])/[.J18] * 9.8 * [.I18]^2" office:value-type="float" office:value="0.246012127612761" calcext:value-type="float">
            <text:p>0,246012127612761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B7]*10^-3/2" office:value-type="float" office:value="0.001" calcext:value-type="float">
            <text:p>0,001</text:p>
          </table:table-cell>
          <table:table-cell table:formula="of:=[.G$2]*10^-2/[.C7]" office:value-type="float" office:value="0.00909500225123818" calcext:value-type="float">
            <text:p>0,00909500225123818</text:p>
          </table:table-cell>
          <table:table-cell office:value-type="float" office:value="1226" calcext:value-type="float">
            <text:p>1226</text:p>
          </table:table-cell>
          <table:table-cell/>
          <table:table-cell table:formula="of:=2/9 * ([.K7]-[.L$14])/[.J19] * 9.8 * [.I19]^2" office:value-type="float" office:value="0.23370099889989" calcext:value-type="float">
            <text:p>0,23370099889989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B8]*10^-3/2" office:value-type="float" office:value="0.001" calcext:value-type="float">
            <text:p>0,001</text:p>
          </table:table-cell>
          <table:table-cell table:formula="of:=[.G$2]*10^-2/[.C8]" office:value-type="float" office:value="0.0140277777777778" calcext:value-type="float">
            <text:p>0,0140277777777778</text:p>
          </table:table-cell>
          <table:table-cell office:value-type="float" office:value="1223" calcext:value-type="float">
            <text:p>1223</text:p>
          </table:table-cell>
          <table:table-cell/>
          <table:table-cell table:formula="of:=2/9 * ([.K8]-[.L$14])/[.J20] * 9.8 * [.I20]^2" office:value-type="float" office:value="0.151055841584158" calcext:value-type="float">
            <text:p>0,151055841584158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B9]*10^-3/2" office:value-type="float" office:value="0.001" calcext:value-type="float">
            <text:p>0,001</text:p>
          </table:table-cell>
          <table:table-cell table:formula="of:=[.G$2]*10^-2/[.C9]" office:value-type="float" office:value="0.0139310344827586" calcext:value-type="float">
            <text:p>0,0139310344827586</text:p>
          </table:table-cell>
          <table:table-cell office:value-type="float" office:value="1223" calcext:value-type="float">
            <text:p>1223</text:p>
          </table:table-cell>
          <table:table-cell/>
          <table:table-cell table:formula="of:=2/9 * ([.K9]-[.L$14])/[.J21] * 9.8 * [.I21]^2" office:value-type="float" office:value="0.152104840484048" calcext:value-type="float">
            <text:p>0,152104840484048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B10]*10^-3/2" office:value-type="float" office:value="0.001" calcext:value-type="float">
            <text:p>0,001</text:p>
          </table:table-cell>
          <table:table-cell table:formula="of:=[.G$2]*10^-2/[.C10]" office:value-type="float" office:value="0.0229545454545454" calcext:value-type="float">
            <text:p>0,0229545454545454</text:p>
          </table:table-cell>
          <table:table-cell office:value-type="float" office:value="1220" calcext:value-type="float">
            <text:p>1220</text:p>
          </table:table-cell>
          <table:table-cell/>
          <table:table-cell table:formula="of:=2/9 * ([.K10]-[.L$14])/[.J22] * 9.8 * [.I22]^2" office:value-type="float" office:value="0.0920272827282728" calcext:value-type="float">
            <text:p>0,0920272827282728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B11]*10^-3/2" office:value-type="float" office:value="0.001" calcext:value-type="float">
            <text:p>0,001</text:p>
          </table:table-cell>
          <table:table-cell table:formula="of:=[.G$2]*10^-2/[.C11]" office:value-type="float" office:value="0.0234883720930233" calcext:value-type="float">
            <text:p>0,0234883720930233</text:p>
          </table:table-cell>
          <table:table-cell office:value-type="float" office:value="1220" calcext:value-type="float">
            <text:p>1220</text:p>
          </table:table-cell>
          <table:table-cell/>
          <table:table-cell table:formula="of:=2/9 * ([.K11]-[.L$14])/[.J23] * 9.8 * [.I23]^2" office:value-type="float" office:value="0.0899357535753575" calcext:value-type="float">
            <text:p>0,0899357535753575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4:07:37.552610981</meta:creation-date>
    <dc:date>2024-04-10T00:28:11.640631743</dc:date>
    <meta:editing-duration>PT9M22S</meta:editing-duration>
    <meta:editing-cycles>3</meta:editing-cycles>
    <meta:generator>LibreOffice/7.3.7.2$Linux_X86_64 LibreOffice_project/30$Build-2</meta:generator>
    <meta:document-statistic meta:table-count="1" meta:cell-count="181" meta:object-count="0"/>
  </office:meta>
</office:document-meta>
</file>